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ubtract</text:p>
      <text:p text:style-name="P1">Subtract <text:s text:c="1"/>// Elementwise subtract operation</text:p>
      <text:h text:style-name="Heading_20_1" text:outline-level="1">Description</text:h>
      <text:p text:style-name="First_20_paragraph">Elementwise subtract operation.</text:p>
      <text:p text:style-name="Text_20_body">Produces tensor of the same element type and shape as the two inputs, where the value at each coordinate of <text:span text:style-name="Source_Text">output</text:span> is the difference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Subt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btract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−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i>Δ</mi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o>−</mo>
        <mi>Δ</mi>
      </mtd>
    </mtr>
  </mtable>
</math>
</file>